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6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ext-properties style:text-underline-style="none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s tax havens 5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8"/>
          <table:table-cell/>
          <table:table-cell table:style-name="Default"/>
        </table:table-row>
        <table:table-row table:style-name="ro1">
          <table:table-cell table:style-name="ce8"/>
          <table:table-cell office:value-type="string" calcext:value-type="string">
            <text:p>From: wikipedia – Broad lists of tax havens (<text:a xlink:href="https://en.wikipedia.org/wiki/Tax_haven" xlink:type="simple">https://en.wikipedia.org/wiki/Tax_haven</text:a>)</text:p>
          </table:table-cell>
          <table:table-cell table:style-name="Default"/>
        </table:table-row>
        <table:table-row table:style-name="ro1">
          <table:table-cell table:style-name="ce1"/>
          <table:table-cell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dorr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guilla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tigua and Barbuda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ruba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ahama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ahrain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arbado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lize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ermuda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tish Virgin Islands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ayman Island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ook Island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sta Rica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uraçao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ypru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jibouti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ominica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Gibraltar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renada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uernsey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Hong Kong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reland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sle of Ma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ersey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orda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ebanon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iberia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iechtenstein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uxembourg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Macao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aldives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alta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arshall Islands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Mauritius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Micronesia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Monaco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ontserrat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Nauru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Netherlands &amp; Antilles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Niue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nama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amoa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San Marino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eychelles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Singapore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St. Kitts and Nevis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t. Lucia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St. Martin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St. Vincent and the Grenadine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Taiwan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Tonga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Turks and Caicos</text:p>
          </table:table-cell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United Kingdom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anuat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23:28:43.29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7:13:28.775000000</meta:creation-date>
    <dc:date>2023-09-03T23:32:23.528000000</dc:date>
    <meta:editing-duration>PT1H22M9S</meta:editing-duration>
    <meta:editing-cycles>9</meta:editing-cycles>
    <meta:generator>LibreOffice/7.5.3.2$Windows_X86_64 LibreOffice_project/9f56dff12ba03b9acd7730a5a481eea045e468f3</meta:generator>
    <meta:document-statistic meta:table-count="1" meta:cell-count="111" meta:object-count="0"/>
  </office:meta>
</office:document-meta>
</file>